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</text:p>
      <text:p text:style-name="Standard"/>
      <text:p text:style-name="Standard"><draw:frame draw:style-name="fr1" draw:name="Object2" text:anchor-type="as-char" svg:y="-0.2925in" svg:width="1.5827in" svg:height="0.471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tab/>1.33</text:p>
      <text:p text:style-name="Standard"/>
      <text:p text:style-name="Standard"><draw:frame draw:style-name="fr1" draw:name="Object3" text:anchor-type="as-char" svg:y="-0.2925in" svg:width="3.5362in" svg:height="0.471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1" text:anchor-type="as-char" svg:y="-0.2925in" svg:width="2.9516in" svg:height="0.4717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/>
      <text:p text:style-name="Standard"><draw:frame draw:style-name="fr1" draw:name="Object7" text:anchor-type="as-char" svg:y="-0.2925in" svg:width="3.3429in" svg:height="0.471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e Schroedinger equation (slightly adjusted) tells us:</text:p>
      <text:p text:style-name="Standard"/>
      <text:p text:style-name="Standard"><draw:frame draw:style-name="fr1" draw:name="Object5" text:anchor-type="as-char" svg:y="-0.2681in" svg:width="1.622in" svg:height="0.44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taking the complex conjugate,</text:p>
      <text:p text:style-name="Standard"/>
      <text:p text:style-name="Standard"><draw:frame draw:style-name="fr1" draw:name="Object4" text:anchor-type="as-char" svg:y="-0.2681in" svg:width="2.0366in" svg:height="0.440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2925in" svg:width="6.8827in" svg:height="0.47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<draw:frame draw:style-name="fr1" draw:name="Object8" text:anchor-type="as-char" svg:y="-0.2925in" svg:width="4.878in" svg:height="0.4717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9" text:anchor-type="as-char" svg:y="-0.2925in" svg:width="4.3126in" svg:height="0.471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we can integrate the first part of this using integration by parts. <text:s/>The second part looks like <draw:frame draw:style-name="fr1" draw:name="Object10" text:anchor-type="as-char" svg:y="-0.2508in" svg:width="0.5929in" svg:height="0.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Standard"><draw:frame draw:style-name="fr1" draw:name="Object11" text:anchor-type="as-char" svg:y="-0.2445in" svg:width="0.5673in" svg:height="0.393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1" draw:name="Object12" text:anchor-type="as-char" svg:y="-0.2681in" svg:width="0.7984in" svg:height="0.440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/>
      <text:p text:style-name="Standard">AAAHHHHHHHHHH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25T23:49:46.537000000</meta:creation-date>
    <dc:date>2022-03-19T16:15:58.90</dc:date>
    <meta:editing-duration>P1DT4H28M23S</meta:editing-duration>
    <meta:editing-cycles>160</meta:editing-cycles>
    <meta:generator>OpenOffice/4.1.11$Win32 OpenOffice.org_project/4111m1$Build-9808</meta:generator>
    <meta:print-date>2021-12-06T22:00:19.959000000</meta:print-date>
    <dc:creator>Jack Geiger</dc:creator>
    <meta:document-statistic meta:table-count="0" meta:image-count="0" meta:object-count="12" meta:page-count="1" meta:paragraph-count="15" meta:word-count="31" meta:character-count="212"/>
  </office:meta>
</office:document-meta>
</file>

<file path=Object 1/content.xml><?xml version="1.0" encoding="utf-8"?>
<math xmlns="http://www.w3.org/1998/Math/MathML">
  <semantics>
    <mrow>
      <mrow>
        <mfrac>
          <mrow>
            <mi>d</mi>
            <mrow>
              <mo stretchy="false">〈</mo>
              <mrow>
                <mi>ρ</mi>
              </mrow>
              <mo stretchy="false">〉</mo>
            </mrow>
          </mrow>
          <mrow>
            <mi>d</mi>
            <mi>t</mi>
          </mrow>
        </mfrac>
        <mo stretchy="false">=</mo>
        <mrow>
          <mo stretchy="false">−</mo>
          <mi mathvariant="italic">ih</mi>
        </mrow>
      </mrow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row>
          <mo stretchy="false">(</mo>
          <mrow>
            <mfrac>
              <mrow>
                <mo stretchy="false">∂</mo>
                <mi>ψ</mi>
                <mtext>*</mtext>
              </mrow>
              <mrow>
                <mo stretchy="false">∂</mo>
                <mi>t</mi>
              </mrow>
            </mfrac>
            <mrow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  <mo stretchy="false">+</mo>
              <mrow>
                <mi>ψ</mi>
                <mtext>*</mtext>
              </mrow>
            </mrow>
            <mrow>
              <mo stretchy="false">[</mo>
              <mrow>
                <mfrac>
                  <mrow>
                    <mo stretchy="false">∂</mo>
                  </mrow>
                  <mrow>
                    <mo stretchy="false">∂</mo>
                    <mi>t</mi>
                  </mrow>
                </mfrac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</mrow>
              <mo stretchy="false">]</mo>
            </mrow>
          </mrow>
          <mo stretchy="false">)</mo>
        </mrow>
      </mrow>
      <mi mathvariant="italic">dx</mi>
    </mrow>
    <annotation encoding="StarMath 5.0">{d langle ρ rangle} over {d t}  = -ih int from{-∞} to{∞} ({partial ψ "*"} over {partial t}  {partial ψ} over {partial x}  + {ψ "*"}  [{partial} over {partial t} {partial ψ} over {partial x}]) dx</annotation>
  </semantics>
</math>
</file>

<file path=Object 10/content.xml><?xml version="1.0" encoding="utf-8"?>
<math xmlns="http://www.w3.org/1998/Math/MathML">
  <semantics>
    <mrow>
      <mrow>
        <mi>i</mi>
        <mo stretchy="false">⋅</mo>
        <mrow>
          <mi>V</mi>
          <mfrac>
            <mrow>
              <mo stretchy="false">〈</mo>
              <mrow>
                <mi>ρ</mi>
              </mrow>
              <mo stretchy="false">〉</mo>
            </mrow>
            <mi>h</mi>
          </mfrac>
        </mrow>
      </mrow>
    </mrow>
    <annotation encoding="StarMath 5.0">i cdot {V langle ρ rangle over h}</annotation>
  </semantics>
</math>
</file>

<file path=Object 11/content.xml><?xml version="1.0" encoding="utf-8"?>
<math xmlns="http://www.w3.org/1998/Math/MathML">
  <semantics>
    <mrow>
      <mrow>
        <mi>u</mi>
        <mo stretchy="false">=</mo>
        <mrow>
          <mfrac>
            <mrow>
              <mo stretchy="false">∂</mo>
              <mi>ψ</mi>
            </mrow>
            <mrow>
              <mo stretchy="false">∂</mo>
              <mi>x</mi>
            </mrow>
          </mfrac>
        </mrow>
      </mrow>
    </mrow>
    <annotation encoding="StarMath 5.0">u = {{partial ψ } over {partial x }} </annotation>
  </semantics>
</math>
</file>

<file path=Object 12/content.xml><?xml version="1.0" encoding="utf-8"?>
<math xmlns="http://www.w3.org/1998/Math/MathML">
  <semantics>
    <mrow>
      <mrow>
        <mi mathvariant="italic">dv</mi>
        <mo stretchy="false">=</mo>
        <mrow>
          <mfrac>
            <mrow>
              <msup>
                <mo stretchy="false">∂</mo>
                <mn>2</mn>
              </msup>
              <mi>ψ</mi>
              <mtext>*</mtext>
            </mrow>
            <mrow>
              <mo stretchy="false">∂</mo>
              <msup>
                <mi>x</mi>
                <mn>2</mn>
              </msup>
            </mrow>
          </mfrac>
        </mrow>
      </mrow>
    </mrow>
    <annotation encoding="StarMath 5.0">dv = {{partial ^ 2 ψ "*"} over {partial x ^ 2}} </annotation>
  </semantics>
</math>
</file>

<file path=Object 2/content.xml><?xml version="1.0" encoding="utf-8"?>
<math xmlns="http://www.w3.org/1998/Math/MathML">
  <semantics>
    <mrow>
      <mrow>
        <mrow>
          <mo stretchy="false">〈</mo>
          <mrow>
            <mi>ρ</mi>
          </mrow>
          <mo stretchy="false">〉</mo>
        </mrow>
        <mo stretchy="false">=</mo>
        <mrow>
          <mo stretchy="false">−</mo>
          <mi mathvariant="italic">ih</mi>
        </mrow>
      </mrow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i mathvariant="italic">dx</mi>
    </mrow>
    <annotation encoding="StarMath 5.0">langle ρ rangle = -ih int from{-∞} to{∞}  ψ "*" {partial ψ} over {partial x}  dx</annotation>
  </semantics>
</math>
</file>

<file path=Object 3/content.xml><?xml version="1.0" encoding="utf-8"?>
<math xmlns="http://www.w3.org/1998/Math/MathML">
  <semantics>
    <mrow>
      <mrow>
        <mfrac>
          <mrow>
            <mi>d</mi>
            <mrow>
              <mo stretchy="false">〈</mo>
              <mrow>
                <mi>ρ</mi>
              </mrow>
              <mo stretchy="false">〉</mo>
            </mrow>
          </mrow>
          <mrow>
            <mi>d</mi>
            <mi>t</mi>
          </mrow>
        </mfrac>
        <mo stretchy="false">=</mo>
        <mrow>
          <mo stretchy="false">−</mo>
          <mi mathvariant="italic">ih</mi>
        </mrow>
      </mrow>
      <mfrac>
        <mrow>
          <mi>d</mi>
        </mrow>
        <mrow>
          <mi mathvariant="italic">dt</mi>
        </mrow>
      </mfrac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row>
        <mi mathvariant="italic">dx</mi>
        <mo stretchy="false">=</mo>
        <mrow>
          <mo stretchy="false">−</mo>
          <mi mathvariant="italic">ih</mi>
        </mrow>
      </mrow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row>
          <mfrac>
            <mrow>
              <mo stretchy="false">∂</mo>
            </mrow>
            <mrow>
              <mo stretchy="false">∂</mo>
              <mi>t</mi>
            </mrow>
          </mfrac>
          <mrow>
            <mo stretchy="false">(</mo>
            <mrow>
              <mi>ψ</mi>
              <mtext>*</mtext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</mrow>
            <mo stretchy="false">)</mo>
          </mrow>
          <mi mathvariant="italic">dx</mi>
        </mrow>
      </mrow>
    </mrow>
    <annotation encoding="StarMath 5.0">{d langle ρ rangle} over {d t}  = -ih {d} over {dt} int from{-∞} to{∞}  ψ "*" {partial ψ} over {partial x}  dx
= -ih int from{-∞} to{∞} {{partial} over {partial t} ( ψ "*" {partial ψ} over {partial x} ) dx}</annotation>
  </semantics>
</math>
</file>

<file path=Object 4/content.xml><?xml version="1.0" encoding="utf-8"?>
<math xmlns="http://www.w3.org/1998/Math/MathML">
  <semantics>
    <mrow>
      <mrow>
        <mrow>
          <mfrac>
            <mrow>
              <mrow>
                <mo stretchy="false">∂</mo>
                <mi>ψ</mi>
              </mrow>
            </mrow>
            <mrow>
              <mo stretchy="false">∂</mo>
              <mi>t</mi>
            </mrow>
          </mfrac>
        </mrow>
        <mo stretchy="false">=</mo>
        <mrow>
          <mrow>
            <mrow>
              <mfrac>
                <mrow>
                  <mi mathvariant="italic">ih</mi>
                </mrow>
                <mrow>
                  <mn>2m</mn>
                </mrow>
              </mfrac>
            </mrow>
            <mo stretchy="false">⋅</mo>
            <mrow>
              <mfrac>
                <mrow>
                  <mrow>
                    <msup>
                      <mo stretchy="false">∂</mo>
                      <mn>2</mn>
                    </msup>
                    <mi>ψ</mi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</mrow>
          <mo stretchy="false">−</mo>
          <mrow>
            <mfrac>
              <mrow>
                <mi>i</mi>
                <mi>V</mi>
              </mrow>
              <mi>h</mi>
            </mfrac>
            <mo stretchy="false">⋅</mo>
            <mi>ψ</mi>
          </mrow>
        </mrow>
      </mrow>
    </mrow>
    <annotation encoding="StarMath 5.0">{{{partial ψ}} over {partial t}} =  { {ih} over {2m} }  cdot {{{partial ^ 2 ψ}} over {partial x ^ 2}} - {i  V} over h cdot ψ</annotation>
  </semantics>
</math>
</file>

<file path=Object 5/content.xml><?xml version="1.0" encoding="utf-8"?>
<math xmlns="http://www.w3.org/1998/Math/MathML">
  <semantics>
    <mrow>
      <mrow>
        <mrow>
          <mfrac>
            <mrow>
              <mrow>
                <mo stretchy="false">∂</mo>
                <mi>ψ</mi>
                <mtext>*</mtext>
              </mrow>
            </mrow>
            <mrow>
              <mo stretchy="false">∂</mo>
              <mi>t</mi>
            </mrow>
          </mfrac>
        </mrow>
        <mo stretchy="false">=</mo>
        <mrow>
          <mrow>
            <mrow>
              <mrow>
                <mo stretchy="false">−</mo>
                <mrow>
                  <mfrac>
                    <mrow>
                      <mi mathvariant="italic">ih</mi>
                    </mrow>
                    <mrow>
                      <mn>2m</mn>
                    </mrow>
                  </mfrac>
                </mrow>
              </mrow>
              <mo stretchy="false">⋅</mo>
              <mrow>
                <mfrac>
                  <mrow>
                    <mrow>
                      <msup>
                        <mo stretchy="false">∂</mo>
                        <mn>2</mn>
                      </msup>
                      <mi>ψ</mi>
                      <mtext>*</mtext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  <mo stretchy="false">+</mo>
            <mrow>
              <mfrac>
                <mrow>
                  <mi>i</mi>
                  <mi>V</mi>
                </mrow>
                <mi>h</mi>
              </mfrac>
              <mo stretchy="false">⋅</mo>
              <mi>ψ</mi>
            </mrow>
          </mrow>
          <mtext>*</mtext>
        </mrow>
      </mrow>
    </mrow>
    <annotation encoding="StarMath 5.0">{{{partial ψ "*"}} over {partial t}} =  {-{ {ih} over {2m} }  cdot {{{partial ^ 2 ψ "*"}} over {partial x ^ 2}} + {i  V} over h cdot ψ "*"}</annotation>
  </semantics>
</math>
</file>

<file path=Object 6/content.xml><?xml version="1.0" encoding="utf-8"?>
<math xmlns="http://www.w3.org/1998/Math/MathML">
  <semantics>
    <mrow>
      <mrow>
        <mrow>
          <mrow>
            <mrow>
              <mo stretchy="false">−</mo>
              <mi mathvariant="italic">ih</mi>
            </mrow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frac>
                  <mrow>
                    <mo stretchy="false">∂</mo>
                    <mi>ψ</mi>
                    <mtext>*</mtext>
                  </mrow>
                  <mrow>
                    <mo stretchy="false">∂</mo>
                    <mi>t</mi>
                  </mrow>
                </mfrac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  <mi mathvariant="italic">dx</mi>
              </mrow>
            </mrow>
          </mrow>
          <mo stretchy="false">=</mo>
          <mrow>
            <mrow>
              <mo stretchy="false">−</mo>
              <mi mathvariant="italic">ih</mi>
            </mrow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row>
                      <mrow>
                        <mrow>
                          <mrow>
                            <mo stretchy="false">−</mo>
                            <mrow>
                              <mfrac>
                                <mrow>
                                  <mi mathvariant="italic">ih</mi>
                                </mrow>
                                <mrow>
                                  <mn>2m</mn>
                                </mrow>
                              </mfrac>
                            </mrow>
                          </mrow>
                          <mo stretchy="false">⋅</mo>
                          <mrow>
                            <mfrac>
                              <mrow>
                                <mrow>
                                  <msup>
                                    <mo stretchy="false">∂</mo>
                                    <mn>2</mn>
                                  </msup>
                                  <mi>ψ</mi>
                                  <mtext>*</mtext>
                                </mrow>
                              </mrow>
                              <mrow>
                                <mo stretchy="false">∂</mo>
                                <msup>
                                  <mi>x</mi>
                                  <mn>2</mn>
                                </msup>
                              </mrow>
                            </mfrac>
                          </mrow>
                        </mrow>
                        <mo stretchy="false">+</mo>
                        <mrow>
                          <mfrac>
                            <mrow>
                              <mi>i</mi>
                              <mi>V</mi>
                            </mrow>
                            <mi>h</mi>
                          </mfrac>
                          <mo stretchy="false">⋅</mo>
                          <mi>ψ</mi>
                        </mrow>
                      </mrow>
                      <mtext>*</mtext>
                    </mrow>
                  </mrow>
                  <mo stretchy="false">)</mo>
                </mrow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  <mi mathvariant="italic">dx</mi>
              </mrow>
            </mrow>
          </mrow>
        </mrow>
        <mo stretchy="false">=</mo>
        <mrow>
          <mrow>
            <mo stretchy="false">−</mo>
            <mi mathvariant="italic">ih</mi>
          </mrow>
          <mrow>
            <munderover>
              <mo stretchy="false">∫</mo>
              <mrow>
                <mrow>
                  <mo stretchy="false">−</mo>
                  <mi>∞</mi>
                </mrow>
              </mrow>
              <mrow>
                <mi>∞</mi>
              </mrow>
            </munderover>
            <mrow>
              <mrow>
                <mo stretchy="false">(</mo>
                <mrow>
                  <mrow>
                    <mrow>
                      <mrow>
                        <mo stretchy="false">−</mo>
                        <mrow>
                          <mfrac>
                            <mrow>
                              <mi mathvariant="italic">ih</mi>
                            </mrow>
                            <mrow>
                              <mn>2m</mn>
                            </mrow>
                          </mfrac>
                        </mrow>
                      </mrow>
                      <mo stretchy="false">⋅</mo>
                      <mrow>
                        <mfrac>
                          <mrow>
                            <mrow>
                              <msup>
                                <mo stretchy="false">∂</mo>
                                <mn>2</mn>
                              </msup>
                              <mi>ψ</mi>
                              <mtext>*</mtext>
                            </mrow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</mrow>
                    </mrow>
                    <mrow>
                      <mrow>
                        <mfrac>
                          <mrow>
                            <mo stretchy="false">∂</mo>
                            <mi>ψ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stretchy="false">+</mo>
                      <mrow>
                        <mfrac>
                          <mrow>
                            <mi>i</mi>
                            <mi>V</mi>
                          </mrow>
                          <mi>h</mi>
                        </mfrac>
                        <mo stretchy="false">⋅</mo>
                        <mi>ψ</mi>
                      </mrow>
                    </mrow>
                    <mtext>*</mtext>
                  </mrow>
                  <mrow>
                    <mfrac>
                      <mrow>
                        <mo stretchy="false">∂</mo>
                        <mi>ψ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stretchy="false">)</mo>
              </mrow>
              <mi mathvariant="italic">dx</mi>
            </mrow>
          </mrow>
        </mrow>
      </mrow>
    </mrow>
    <annotation encoding="StarMath 5.0"> {-ih int from{-∞} to{∞} {{partial ψ "*"} over {partial t}  {partial ψ} over {partial x} dx}} = {-ih int from{-∞} to{∞} {({-{ {ih} over {2m} }  cdot {{{partial ^ 2 ψ "*"}} over {partial x ^ 2}} + {i  V} over h cdot ψ "*"})  {partial ψ} over {partial x} dx}} = {-ih int from{-∞} to{∞} {({-{ {ih} over {2m} }  cdot {{{partial ^ 2 ψ "*"}} over {partial x ^ 2}} {{partial ψ} over {partial x}} + {i  V} over h cdot ψ "*"} {{partial ψ} over {partial x}})   dx}} </annotation>
  </semantics>
</math>
</file>

<file path=Object 7/content.xml><?xml version="1.0" encoding="utf-8"?>
<math xmlns="http://www.w3.org/1998/Math/MathML">
  <semantics>
    <mrow>
      <mrow>
        <mfrac>
          <mrow>
            <mi>d</mi>
            <mrow>
              <mo stretchy="false">〈</mo>
              <mrow>
                <mi>ρ</mi>
              </mrow>
              <mo stretchy="false">〉</mo>
            </mrow>
          </mrow>
          <mrow>
            <mi>d</mi>
            <mi>t</mi>
          </mrow>
        </mfrac>
        <mo stretchy="false">=</mo>
        <mrow>
          <mo stretchy="false">−</mo>
          <mi mathvariant="italic">ih</mi>
        </mrow>
      </mrow>
      <mrow>
        <mrow>
          <munderover>
            <mo stretchy="false">∫</mo>
            <mrow>
              <mrow>
                <mo stretchy="false">−</mo>
                <mi>∞</mi>
              </mrow>
            </mrow>
            <mrow>
              <mi>∞</mi>
            </mrow>
          </munderover>
          <mrow>
            <mfrac>
              <mrow>
                <mo stretchy="false">∂</mo>
                <mi>ψ</mi>
                <mtext>*</mtext>
              </mrow>
              <mrow>
                <mo stretchy="false">∂</mo>
                <mi>t</mi>
              </mrow>
            </mfrac>
            <mfrac>
              <mrow>
                <mo stretchy="false">∂</mo>
                <mi>ψ</mi>
              </mrow>
              <mrow>
                <mo stretchy="false">∂</mo>
                <mi>x</mi>
              </mrow>
            </mfrac>
            <mi mathvariant="italic">dx</mi>
          </mrow>
        </mrow>
        <mo stretchy="false">−</mo>
        <mi mathvariant="italic">ih</mi>
      </mrow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row>
          <mrow>
            <mi>ψ</mi>
            <mtext>*</mtext>
          </mrow>
          <mrow>
            <mo stretchy="false">[</mo>
            <mrow>
              <mfrac>
                <mrow>
                  <mo stretchy="false">∂</mo>
                </mrow>
                <mrow>
                  <mo stretchy="false">∂</mo>
                  <mi>t</mi>
                </mrow>
              </mfrac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</mrow>
            <mo stretchy="false">]</mo>
          </mrow>
          <mi mathvariant="italic">dx</mi>
        </mrow>
      </mrow>
    </mrow>
    <annotation encoding="StarMath 5.0">{d langle ρ rangle} over {d t}  = -ih int from{-∞} to{∞} {{partial ψ "*"} over {partial t}  {partial ψ} over {partial x} dx}  -ih int from{-∞} to{∞} {{ψ "*"}  [{partial} over {partial t} {partial ψ} over {partial x}] dx}</annotation>
  </semantics>
</math>
</file>

<file path=Object 8/content.xml><?xml version="1.0" encoding="utf-8"?>
<math xmlns="http://www.w3.org/1998/Math/MathML">
  <semantics>
    <mrow>
      <mrow>
        <mrow>
          <mrow>
            <mo stretchy="false">−</mo>
            <mi mathvariant="italic">ih</mi>
          </mrow>
          <mrow>
            <munderover>
              <mo stretchy="false">∫</mo>
              <mrow>
                <mrow>
                  <mo stretchy="false">−</mo>
                  <mi>∞</mi>
                </mrow>
              </mrow>
              <mrow>
                <mi>∞</mi>
              </mrow>
            </munderover>
            <mrow>
              <mfrac>
                <mrow>
                  <mo stretchy="false">∂</mo>
                  <mi>ψ</mi>
                  <mtext>*</mtext>
                </mrow>
                <mrow>
                  <mo stretchy="false">∂</mo>
                  <mi>t</mi>
                </mrow>
              </mfrac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  <mi mathvariant="italic">dx</mi>
            </mrow>
          </mrow>
        </mrow>
        <mo stretchy="false">=</mo>
        <mrow>
          <mrow>
            <mrow>
              <mo stretchy="false">−</mo>
              <mi mathvariant="italic">ih</mi>
            </mrow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i mathvariant="italic">ih</mi>
                            </mrow>
                            <mrow>
                              <mn>2m</mn>
                            </mrow>
                          </mfrac>
                        </mrow>
                      </mrow>
                      <mo stretchy="false">⋅</mo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i>ψ</mi>
                            <mtext>*</mtext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</mrow>
                    </mrow>
                    <mrow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stretchy="false">)</mo>
                </mrow>
                <mi mathvariant="italic">dx</mi>
              </mrow>
            </mrow>
          </mrow>
          <mo stretchy="false">−</mo>
          <mrow>
            <mi mathvariant="italic">ih</mi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row>
                      <mfrac>
                        <mrow>
                          <mi>i</mi>
                          <mi>V</mi>
                        </mrow>
                        <mi>h</mi>
                      </mfrac>
                      <mo stretchy="false">⋅</mo>
                      <mi>ψ</mi>
                    </mrow>
                    <mtext>*</mtext>
                    <mrow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stretchy="false">)</mo>
                </mrow>
                <mi mathvariant="italic">dx</mi>
              </mrow>
            </mrow>
          </mrow>
        </mrow>
      </mrow>
    </mrow>
    <annotation encoding="StarMath 5.0"> {-ih int from{-∞} to{∞} {{partial ψ "*"} over {partial t}  {partial ψ} over {partial x} dx}} = {
	-ih int from{-∞} to{∞} 
	{
		(
			-{{ih} over {2m}}  cdot 
			{{partial ^ 2 ψ "*"} over {partial x ^ 2}} 
			{{partial ψ} over {partial x}}
		)   
		dx
	}
} -
{
	ih int from{-∞} to{∞} 
	{
		(
			
			{i  V} over h cdot ψ "*"
			{{partial ψ} over {partial x}}
		)   
		dx
	}
} </annotation>
  </semantics>
</math>
</file>

<file path=Object 9/content.xml><?xml version="1.0" encoding="utf-8"?>
<math xmlns="http://www.w3.org/1998/Math/MathML">
  <semantics>
    <mrow>
      <mrow>
        <mrow>
          <mrow>
            <mo stretchy="false">−</mo>
            <mi mathvariant="italic">ih</mi>
          </mrow>
          <mrow>
            <munderover>
              <mo stretchy="false">∫</mo>
              <mrow>
                <mrow>
                  <mo stretchy="false">−</mo>
                  <mi>∞</mi>
                </mrow>
              </mrow>
              <mrow>
                <mi>∞</mi>
              </mrow>
            </munderover>
            <mrow>
              <mfrac>
                <mrow>
                  <mo stretchy="false">∂</mo>
                  <mi>ψ</mi>
                  <mtext>*</mtext>
                </mrow>
                <mrow>
                  <mo stretchy="false">∂</mo>
                  <mi>t</mi>
                </mrow>
              </mfrac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  <mi mathvariant="italic">dx</mi>
            </mrow>
          </mrow>
        </mrow>
        <mo stretchy="false">=</mo>
        <mrow>
          <mrow>
            <mrow>
              <mo stretchy="false">−</mo>
              <mrow>
                <mfrac>
                  <msup>
                    <mi>h</mi>
                    <mn>2</mn>
                  </msup>
                  <mrow>
                    <mn>2m</mn>
                  </mrow>
                </mfrac>
              </mrow>
            </mrow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row>
                      <mfrac>
                        <mrow>
                          <msup>
                            <mo stretchy="false">∂</mo>
                            <mn>2</mn>
                          </msup>
                          <mi>ψ</mi>
                          <mtext>*</mtext>
                        </mrow>
                        <mrow>
                          <mo stretchy="false">∂</mo>
                          <msup>
                            <mi>x</mi>
                            <mn>2</mn>
                          </msup>
                        </mrow>
                      </mfrac>
                    </mrow>
                    <mrow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stretchy="false">)</mo>
                </mrow>
                <mi mathvariant="italic">dx</mi>
              </mrow>
            </mrow>
          </mrow>
          <mo stretchy="false">+</mo>
          <mrow>
            <mi>V</mi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i>ψ</mi>
                    <mtext>*</mtext>
                    <mrow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stretchy="false">)</mo>
                </mrow>
                <mi mathvariant="italic">dx</mi>
              </mrow>
            </mrow>
          </mrow>
        </mrow>
      </mrow>
    </mrow>
    <annotation encoding="StarMath 5.0"> {-ih int from{-∞} to{∞} {{partial ψ "*"} over {partial t}  {partial ψ} over {partial x} dx}} = 
{
	-{h^2 over {2m}}
	int from{-∞} to{∞} 
	{
		(
			{{partial ^ 2 ψ "*"} over {partial x ^ 2}} 
			{{partial ψ} over {partial x}}
		)   
		dx
	}
} +
{
	V
	int from{-∞} to{∞} 
	{
		(
			
			ψ "*"
			{{partial ψ} over {partial x}}
		)   
		dx
	}
} </annotation>
  </semantics>
</math>
</file>